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1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21.06pt"/>
    </style:style>
    <style:style style:name="co5" style:family="table-column">
      <style:table-column-properties fo:break-before="auto" style:column-width="31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现有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style-name="ce3"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2]*[.C2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3"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3" table:formula="of:=[.B4]*[.C4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 table:number-rows-repeated="8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190" calcext:value-type="float">
            <text:p>5190</text:p>
          </table:table-cell>
          <table:table-cell table:formula="of:=5500-[.D17]" office:value-type="float" office:value="310" calcext:value-type="float">
            <text:p>310</text:p>
          </table:table-cell>
          <table:table-cell table:number-columns-repeated="59"/>
        </table:table-row>
        <table:table-row table:style-name="ro1" table:number-rows-repeated="15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3" table:formula="of:=[.B1]*[.C1]" office:value-type="float" office:value="1500" calcext:value-type="float">
            <text:p>1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2]*[.C2]" office:value-type="float" office:value="1500" calcext:value-type="float">
            <text:p>1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3" table:formula="of:=[.B3]*[.C3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3" table:formula="of:=[.B4]*[.C4]" office:value-type="float" office:value="450" calcext:value-type="float">
            <text:p>4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3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3" office:value-type="string" calcext:value-type="string">
            <text:p>风筝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[.B1]*[.C1]" office:value-type="float" office:value="4500" calcext:value-type="float">
            <text:p>45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小树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2]*[.C2]" office:value-type="float" office:value="3000" calcext:value-type="float">
            <text:p>30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大树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3]*[.C3]" office:value-type="float" office:value="2400" calcext:value-type="float">
            <text:p>24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云杉、小云杉、大云杉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[.B4]*[.C4]" office:value-type="float" office:value="6600" calcext:value-type="float">
            <text:p>66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 style:data-style-name="N2" text:time-value="07:40:07.490421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6:10:04.025910001</meta:creation-date>
    <dc:date>2020-03-22T08:01:33.348651046</dc:date>
    <meta:editing-duration>PT9H34S</meta:editing-duration>
    <meta:editing-cycles>78</meta:editing-cycles>
    <meta:generator>LibreOffice/6.2.8.2$Linux_X86_64 LibreOffice_project/20$Build-2</meta:generator>
    <meta:document-statistic meta:table-count="24" meta:cell-count="764" meta:object-count="0"/>
  </office:meta>
</office:document-meta>
</file>